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Fira Sans Book" svg:font-family="'Fira Sans Book'" style:font-family-generic="roman" style:font-pitch="variable"/>
    <style:font-face style:name="Fira Sans Book1" svg:font-family="'Fira Sans Book'" style:font-family-generic="swiss" style:font-pitch="variable"/>
    <style:font-face style:name="Fira Sans Book2" svg:font-family="'Fira Sans Boo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5682" officeooo:paragraph-rsid="00025682" style:font-weight-asian="bold" style:font-weight-complex="bold"/>
    </style:style>
    <style:style style:name="P2" style:family="paragraph" style:parent-style-name="Standard">
      <style:text-properties fo:font-weight="normal" officeooo:rsid="00025682" officeooo:paragraph-rsid="00025682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25682" officeooo:paragraph-rsid="0008194c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25682" officeooo:paragraph-rsid="00025682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25682" officeooo:paragraph-rsid="00025682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25682" officeooo:paragraph-rsid="0005379f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25682" officeooo:paragraph-rsid="0006ed5f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5379f" officeooo:paragraph-rsid="0005379f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6ed5f" officeooo:paragraph-rsid="0006ed5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8194c" officeooo:paragraph-rsid="0008194c" style:font-weight-asian="normal" style:font-weight-complex="normal"/>
    </style:style>
    <style:style style:name="T1" style:family="text">
      <style:text-properties officeooo:rsid="00038db3"/>
    </style:style>
    <style:style style:name="T2" style:family="text">
      <style:text-properties officeooo:rsid="000450f2"/>
    </style:style>
    <style:style style:name="T3" style:family="text">
      <style:text-properties officeooo:rsid="000537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or</text:p>
      <text:list xml:id="list8330321978073781584" text:style-name="L1">
        <text:list-item>
          <text:p text:style-name="P10">brushless DC motor</text:p>
          <text:list>
            <text:list-item>
              <text:p text:style-name="P3">~20kVA</text:p>
            </text:list-item>
            <text:list-item>
              <text:p text:style-name="P3">102.4V</text:p>
            </text:list-item>
          </text:list>
        </text:list-item>
        <text:list-item>
          <text:p text:style-name="P3">brushless motor controller</text:p>
          <text:list>
            <text:list-item>
              <text:p text:style-name="P10">3-phase</text:p>
            </text:list-item>
            <text:list-item>
              <text:p text:style-name="P3">regenerative deceleration</text:p>
            </text:list-item>
          </text:list>
        </text:list-item>
      </text:list>
      <text:p text:style-name="P2"/>
      <text:p text:style-name="P1">Power</text:p>
      <text:list xml:id="list5888772209188508315" text:style-name="L3">
        <text:list-item>
          <text:p text:style-name="P5">battery pack</text:p>
          <text:list>
            <text:list-item>
              <text:p text:style-name="P8">LiFePo4 chemistry</text:p>
            </text:list-item>
            <text:list-item>
              <text:p text:style-name="P6">10.24kWh <text:span text:style-name="T3">capacity (100Ah * 102.4V)</text:span></text:p>
            </text:list-item>
            <text:list-item>
              <text:p text:style-name="P5">[8x] 100Ah 12.8V cells</text:p>
            </text:list-item>
          </text:list>
        </text:list-item>
        <text:list-item>
          <text:p text:style-name="P8">charge port</text:p>
          <text:list>
            <text:list-item>
              <text:p text:style-name="P7">SAE J1772 <text:span text:style-name="T2">inlet inside rear brake light</text:span></text:p>
            </text:list-item>
            <text:list-item>
              <text:p text:style-name="P6"><text:span text:style-name="T1">AC Level 2</text:span></text:p>
              <text:list>
                <text:list-item>
                  <text:p text:style-name="P9">240VAC</text:p>
                </text:list-item>
                <text:list-item>
                  <text:p text:style-name="P8">50A circuit (40A continuous)</text:p>
                </text:list-item>
              </text:list>
            </text:list-item>
          </text:list>
        </text:list-item>
      </text:list>
      <text:p text:style-name="P2"/>
      <text:p text:style-name="P1">Drivetrain</text:p>
      <text:list xml:id="list3449411954283246825" text:style-name="L2">
        <text:list-item>
          <text:p text:style-name="P4">belt dr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Fira Sans Book" svg:font-family="'Fira Sans Book'" style:font-family-generic="roman" style:font-pitch="variable"/>
    <style:font-face style:name="Fira Sans Book1" svg:font-family="'Fira Sans Book'" style:font-family-generic="swiss" style:font-pitch="variable"/>
    <style:font-face style:name="Fira Sans Book2" svg:font-family="'Fira Sans Boo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 Book" fo:font-size="12pt" fo:language="en" fo:country="US" style:letter-kerning="true" style:font-name-asian="Fira Sans Book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Sans Book" fo:font-size="12pt" fo:language="en" fo:country="US" style:letter-kerning="true" style:font-name-asian="Fira Sans Book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ira Sans Book1" fo:font-family="'Fira Sans Book'" style:font-family-generic="swiss" style:font-pitch="variable" fo:font-size="14pt" style:font-name-asian="Fira Sans Book2" style:font-family-asian="'Fira Sans Boo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Fira Sans Book" fo:font-family="'Fira Sans Book'" style:font-family-generic="roman" style:font-pitch="variable" fo:font-size="24pt" fo:font-weight="bold" style:font-name-asian="Fira Sans Book2" style:font-family-asian="'Fira Sans Boo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4:15:02.603468721</meta:creation-date>
    <dc:date>2016-03-13T04:38:31.001732966</dc:date>
    <meta:editing-duration>PT13M16S</meta:editing-duration>
    <meta:editing-cycles>5</meta:editing-cycles>
    <meta:generator>LibreOffice/5.1.1.3$Linux_X86_64 LibreOffice_project/10m0$Build-3</meta:generator>
    <meta:document-statistic meta:table-count="0" meta:image-count="0" meta:object-count="0" meta:page-count="1" meta:paragraph-count="19" meta:word-count="62" meta:character-count="313" meta:non-whitespace-character-count="286"/>
  </office:meta>
</office:document-meta>
</file>